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0.321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0.385cm"/>
    </style:style>
    <style:style style:name="co10" style:family="table-column">
      <style:table-column-properties fo:break-before="auto" style:column-width="1.815cm"/>
    </style:style>
    <style:style style:name="co11" style:family="table-column">
      <style:table-column-properties fo:break-before="auto" style:column-width="0.513cm"/>
    </style:style>
    <style:style style:name="co12" style:family="table-column">
      <style:table-column-properties fo:break-before="auto" style:column-width="1.595cm"/>
    </style:style>
    <style:style style:name="co13" style:family="table-column">
      <style:table-column-properties fo:break-before="auto" style:column-width="1.617cm"/>
    </style:style>
    <style:style style:name="co14" style:family="table-column">
      <style:table-column-properties fo:break-before="auto" style:column-width="0.328cm"/>
    </style:style>
    <style:style style:name="co15" style:family="table-column">
      <style:table-column-properties fo:break-before="auto" style:column-width="0.452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815cm"/>
    </style:style>
    <style:style style:name="co18" style:family="table-column">
      <style:table-column-properties fo:break-before="auto" style:column-width="0.661cm"/>
    </style:style>
    <style:style style:name="co19" style:family="table-column">
      <style:table-column-properties fo:break-before="auto" style:column-width="0.903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71cm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71cm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5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2">
      <style:table-cell-properties style:glyph-orientation-vertical="0" fo:background-color="#e8f2a1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25" style:family="table-cell" style:parent-style-name="Default" style:data-style-name="N157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6666" fo:font-style="italic" fo:font-weight="bold" style:font-style-asian="italic" style:font-weight-asian="bold" style:font-style-complex="italic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fo:background-color="#dee6e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4" style:family="table-cell" style:parent-style-name="Default" style:data-style-name="N2">
      <style:table-cell-properties style:glyph-orientation-vertical="0" fo:background-color="#dee6e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fo:border-bottom="none" fo:background-color="#dee6ef" fo:border-left="none" fo:padding="0.071cm" fo:border-right="0.99pt solid #000000" fo:border-top="none"/>
    </style:style>
    <style:style style:name="ce30" style:family="table-cell" style:parent-style-name="Default">
      <style:table-cell-properties fo:border-bottom="none" fo:background-color="transparent" fo:border-left="none" fo:padding="0.071cm" fo:border-right="0.99pt solid #000000" fo:border-top="none"/>
    </style:style>
    <style:style style:name="ce38" style:family="table-cell" style:parent-style-name="Default">
      <style:table-cell-properties fo:border-bottom="none" fo:background-color="#dee6ef" fo:border-left="0.99pt solid #000000" fo:padding="0.071cm" fo:border-right="none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71cm" fo:border-right="none" fo:border-top="none"/>
    </style:style>
    <style:style style:name="ce40" style:family="table-cell" style:parent-style-name="Default">
      <style:table-cell-properties fo:background-color="#dee6ef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0080"/>
    </style:style>
    <style:style style:name="ce56" style:family="table-cell" style:parent-style-name="Default" style:data-style-name="N2">
      <style:table-cell-properties style:glyph-orientation-vertical="0" fo:background-color="#e8f2a1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2">
      <style:table-cell-properties style:glyph-orientation-vertical="0" fo:background-color="#dee6e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71cm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21409a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170" style:family="table-cell" style:parent-style-name="Default">
      <style:table-cell-properties fo:border="none" fo:padding="0.071cm"/>
    </style:style>
    <style:style style:name="ce171" style:family="table-cell" style:parent-style-name="Default">
      <style:table-cell-properties fo:border="none" fo:padding="0.071cm"/>
      <style:text-properties style:text-underline-style="none"/>
    </style:style>
    <style:style style:name="ce172" style:family="table-cell" style:parent-style-name="Default">
      <style:table-cell-properties fo:border="none" fo:padding="0.071cm"/>
      <style:text-properties fo:color="#808080"/>
    </style:style>
    <style:style style:name="ce173" style:family="table-cell" style:parent-style-name="Default">
      <style:table-cell-properties fo:border="none" fo:padding="0.071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71cm"/>
    </style:style>
    <style:style style:name="ce176" style:family="table-cell" style:parent-style-name="Default">
      <style:table-cell-properties fo:padding="0.071cm"/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77" style:family="table-cell" style:parent-style-name="Default">
      <style:table-cell-properties fo:background-color="#dddddd" fo:padding="0.071cm"/>
    </style:style>
    <style:style style:name="ce80" style:family="table-cell" style:parent-style-name="Default">
      <style:table-cell-properties fo:background-color="#e8f2a1" fo:padding="0.071cm"/>
    </style:style>
    <style:style style:name="ce76" style:family="table-cell" style:parent-style-name="Default">
      <style:table-cell-properties fo:background-color="#fff5ce" fo:padding="0.071cm"/>
    </style:style>
    <style:style style:name="ce178" style:family="table-cell" style:parent-style-name="Default">
      <style:table-cell-properties fo:padding="0.071c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71c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79" style:family="table-cell" style:parent-style-name="Default">
      <style:table-cell-properties fo:background-color="#fff5c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4.77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51248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4"/>
        <table:table-column table:style-name="co5" table:default-cell-style-name="ce143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ce163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table:style-name="ce123"/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9.034cm" svg:height="4.973cm" svg:x="40.475cm" svg:y="1.308cm" draw:caption-point-x="-14.228cm" draw:caption-point-y="-1.298cm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0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6" calcext:value-type="float">
            <text:p>1.01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7" calcext:value-type="float">
            <text:p>1.0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8" calcext:value-type="float">
            <text:p>1.01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9" calcext:value-type="float">
            <text:p>1.01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011" calcext:value-type="float">
            <text:p>3.0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Wie geschrieben steht in Jesaja, dem Propheten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1" calcext:value-type="float">
            <text:p>1.02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44" calcext:value-type="float">
            <text:p>3.04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Das Volk ist in Erwartung, fragt, 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61" calcext:value-type="float">
            <text:p>3.06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8" calcext:value-type="float">
            <text:p>3.06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Jüdisches Land und Bewohner von Jerusalem kommen zu Johannes und werden von ihm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1" calcext:value-type="float">
            <text:p>1.051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9" calcext:value-type="float">
            <text:p>3.06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63" calcext:value-type="float">
            <text:p>3.06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Sie wurden im Jorden getauft, indem sie ihre Sünden bekann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er hat euch gewiesen, dem kommenden Zorn zu entfliehen / Joh: Zorn bleibt auf 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1" calcext:value-type="float">
            <text:p>3.0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Was sollen wir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9" calcext:value-type="float">
            <text:p>3.09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3" calcext:value-type="float">
            <text:p>1.25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table:number-columns-repeated="2"/>
          <table:table-cell table:style-name="ce174" office:value-type="string" calcext:value-type="string">
            <text:p>Leibröcke, Speise teil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29" calcext:value-type="float">
            <text:p>3.129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89" calcext:value-type="float">
            <text:p>3.18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3" calcext:value-type="float">
            <text:p>3.13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72" calcext:value-type="float">
            <text:p>1.07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9" calcext:value-type="float">
            <text:p>3.1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3.13" calcext:value-type="float">
            <text:p>3.13</text:p>
          </table:table-cell>
          <table:table-cell table:style-name="ce16"/>
          <table:table-cell table:style-name="ce26"/>
          <table:table-cell table:style-name="ce32"/>
          <table:table-cell table:style-name="ce35"/>
          <table:table-cell table:style-name="ce38"/>
          <table:table-cell table:style-name="ce5" office:value-type="float" office:value="1.09" calcext:value-type="float">
            <text:p>1.09</text:p>
          </table:table-cell>
          <table:table-cell table:style-name="ce40"/>
          <table:table-cell table:style-name="ce32"/>
          <table:table-cell table:style-name="ce35"/>
          <table:table-cell table:style-name="ce38"/>
          <table:table-cell table:style-name="ce5" office:value-type="float" office:value="3.21" calcext:value-type="float">
            <text:p>3.21</text:p>
          </table:table-cell>
          <table:table-cell table:style-name="ce49"/>
          <table:table-cell table:style-name="ce32"/>
          <table:table-cell table:style-name="ce35"/>
          <table:table-cell table:style-name="ce38"/>
          <table:table-cell table:style-name="ce5" office:value-type="float" office:value="1.29" calcext:value-type="float">
            <text:p>1.29</text:p>
          </table:table-cell>
          <table:table-cell table:style-name="ce32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getauft war, wurden die Himmel geöffnet / Joh: 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" calcext:value-type="float">
            <text:p>3.20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2]" office:value-type="float" office:value="4.08" calcext:value-type="float">
            <text:p>4.08</text:p>
          </table:table-cell>
          <table:table-cell table:style-name="ce124" table:formula="of:=[.E72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 ist (mt, mk(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2" calcext:value-type="float">
            <text:p>4.12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2" calcext:value-type="float">
            <text:p>1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3" calcext:value-type="float">
            <text:p>4.12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3" calcext:value-type="float">
            <text:p>1.14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6" calcext:value-type="float">
            <text:p>4.1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Kommt nach Nazareth (Rückkehr?). Der Unglaube der Einwohner von Nazareth/Die Verkündigung in der Synagoge von Na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 office:value-type="string" calcext:value-type="string">
            <text:p>Jesus beginnt zu predigen: Die Zeit ist erfüllt, und das Reich Gottes ist nahe gekommen. Tut Buße und glaubt an das Evangelium.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5" calcext:value-type="float">
            <text:p>4.175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5" calcext:value-type="float">
            <text:p>1.15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olksmenge drängte, das Wort Gottes zu höre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6" calcext:value-type="float">
            <text:p>4.17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6" calcext:value-type="float">
            <text:p>1.1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Zwei Schiffe am See, Fischer wuschen Netz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7" calcext:value-type="float">
            <text:p>4.177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7" calcext:value-type="float">
            <text:p>1.15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lehrt Volksmengen vom Schiff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78" calcext:value-type="float">
            <text:p>4.178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58" calcext:value-type="float">
            <text:p>1.15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4" calcext:value-type="float">
            <text:p>5.0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esus zu Simon: Fahre auf die Tiefe und fische – Simon macht einen grossen Fang, so dass das Netz reis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015" calcext:value-type="float">
            <text:p>5.015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See von Galiläa (von Genezareth): sieht zwei Brüder (Simun u. Andres) <text:s/>// Lk 5:1 das Volk drängte, das Wort Gottes zu hö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reas und ein weiterer Jünger folgen Jesus na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Default"/>
          <table:table-cell table:style-name="ce162" office:value-type="float" office:value="1.39" calcext:value-type="float">
            <text:p>1.39</text:p>
          </table:table-cell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18" calcext:value-type="float">
            <text:p>4.21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1" calcext:value-type="float">
            <text:p>7.99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7.992" calcext:value-type="float">
            <text:p>7.99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8.048" calcext:value-type="float">
            <text:p>8.04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1" calcext:value-type="float">
            <text:p>7.01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achdem alle Worte vor Ohren des Volkes vollendet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Default"/>
          <table:table-cell table:style-name="ce162" office:value-type="float" office:value="1.22" calcext:value-type="float">
            <text:p>1.22</text:p>
          </table:table-cell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Jünger berichten dies alles / Johannes hört im Gefängnis die Werke des Crhistu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2" calcext:value-type="float">
            <text:p>7.1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23" office:value-type="float" office:value="7.194" calcext:value-type="float">
            <text:p>7.19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2" calcext:value-type="float">
            <text:p>7.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5" calcext:value-type="float">
            <text:p>7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hr es annehmen wollt: er ist Elias, der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276" calcext:value-type="float">
            <text:p>7.27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Ohren hat zu hören, der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52" calcext:value-type="float">
            <text:p>11.1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28" calcext:value-type="float">
            <text:p>7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ter den von Frauen Geborenen ist kein grösserer Prophet als Johannes der Täufer, aber der kleinste im Reich Gottes ist grösser als 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2" calcext:value-type="float">
            <text:p>11.1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23" office:value-type="float" office:value="11.194" calcext:value-type="float">
            <text:p>11.19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e Sünderin salbt Jesu Füs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9" calcext:value-type="float">
            <text:p>7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harisäer: Wenn dieser ein Prophet wäre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8" calcext:value-type="float">
            <text:p>7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pricht zu ihr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 (Reprise von lk-9-42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70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uchen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Ich muss auch andern Städten (Mk: Flecken) vom Evangelium vom Reich verkünden, dann dazu bin ich gesand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Aussätziger: wenn du willst, kannst du mich hei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3" calcext:value-type="float">
            <text:p>8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1" calcext:value-type="float">
            <text:p>1.4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3" calcext:value-type="float">
            <text:p>5.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ill, sei gerein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461" calcext:value-type="float">
            <text:p>1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36" office:value-type="float" office:value="7.012" calcext:value-type="float">
            <text:p>7.012</text:p>
          </table:table-cell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office:value-type="string" calcext:value-type="string">
            <text:p><text:s/>Jesus geht nach Kapernaum, ein Hauptmann bittet ih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2" calcext:value-type="float">
            <text:p>1.4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u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3" calcext:value-type="float">
            <text:p>1.46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4" calcext:value-type="float">
            <text:p>1.46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5" calcext:value-type="float">
            <text:p>1.4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6" calcext:value-type="float">
            <text:p>1.46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7" calcext:value-type="float">
            <text:p>1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8" calcext:value-type="float">
            <text:p>1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469" calcext:value-type="float">
            <text:p>1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1" calcext:value-type="float">
            <text:p>1.5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2" calcext:value-type="float">
            <text:p>1.5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3" calcext:value-type="float">
            <text:p>1.5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4" calcext:value-type="float">
            <text:p>1.5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505" calcext:value-type="float">
            <text:p>1.5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6" calcext:value-type="float">
            <text:p>7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 grosser Prophet ist unter uns erweckt worden und Gott hat sein Volk besucht – Dise Rede über ihn ging aus in ganz Judäa und in der ganzen Umgeg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5" calcext:value-type="float">
            <text:p>9.05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Teich beim Schaftor, genannt Bethesda. Viele Blinde, Lahme, Dürre, die auf Bewegung des Wassers war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ER verlässt Judäa: Via Samaria wieder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2" calcext:value-type="float">
            <text:p>12.14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99" calcext:value-type="float">
            <text:p>99.000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56" office:value-type="float" office:value="1.79" calcext:value-type="float">
            <text:p>1.790</text:p>
          </table:table-cell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2" calcext:value-type="float">
            <text:p>9.020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81" calcext:value-type="float">
            <text:p>5.1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3" calcext:value-type="float">
            <text:p>9.0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8" office:value-type="float" office:value="9.061" calcext:value-type="float">
            <text:p>9.06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" calcext:value-type="float">
            <text:p>2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38" office:value-type="float" office:value="5.241" calcext:value-type="float">
            <text:p>5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75" calcext:value-type="float">
            <text:p>5.0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er Sohn des Menschen hat Gewalt, auf der Erde Sünden zu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09" calcext:value-type="float">
            <text:p>2.109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06" calcext:value-type="float">
            <text:p>9.06</text:p>
          </table:table-cell>
          <table:table-cell table:style-name="ce25" office:value-type="float" office:value="9.062" calcext:value-type="float">
            <text:p>9.062</text:p>
          </table:table-cell>
          <table:table-cell table:style-name="ce26"/>
          <table:table-cell table:style-name="ce34"/>
          <table:table-cell table:style-name="ce35"/>
          <table:table-cell table:style-name="ce38"/>
          <table:table-cell table:style-name="ce5" office:value-type="float" office:value="2.11" calcext:value-type="float">
            <text:p>2.11</text:p>
          </table:table-cell>
          <table:table-cell table:style-name="ce40"/>
          <table:table-cell table:style-name="ce34"/>
          <table:table-cell table:style-name="ce35"/>
          <table:table-cell table:style-name="ce38"/>
          <table:table-cell table:style-name="ce5" office:value-type="float" office:value="5.24" calcext:value-type="float">
            <text:p>5.24</text:p>
          </table:table-cell>
          <table:table-cell table:style-name="ce25" office:value-type="float" office:value="5.242" calcext:value-type="float">
            <text:p>5.242</text:p>
          </table:table-cell>
          <table:table-cell table:style-name="ce34"/>
          <table:table-cell table:style-name="ce35"/>
          <table:table-cell table:style-name="ce38"/>
          <table:table-cell table:style-name="ce5" office:value-type="float" office:value="5.08" calcext:value-type="float">
            <text:p>5.08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 / Joh: und wand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9" calcext:value-type="float">
            <text:p>2.119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9" calcext:value-type="float">
            <text:p>5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 / Joh: un wande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1" calcext:value-type="float">
            <text:p>5.0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2" calcext:value-type="float">
            <text:p>5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093" calcext:value-type="float">
            <text:p>5.0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4" calcext:value-type="float">
            <text:p>5.0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095" calcext:value-type="float">
            <text:p>5.0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96" calcext:value-type="float">
            <text:p>5.0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 // Joh: Es ist nicht erlaubt, die Liegematte zu 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Habt ihr nicht gelesen, was David t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6" calcext:value-type="float">
            <text:p>12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279" calcext:value-type="float">
            <text:p>2.2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049" calcext:value-type="float">
            <text:p>6.0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össeres als der Tempel <text:s/>ist hi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 // Joh: Juden verfolgen Jesus, weil er dies am Sabbat getan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1" calcext:value-type="float">
            <text:p>6.11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55" calcext:value-type="float">
            <text:p>12.1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9" calcext:value-type="float">
            <text:p>3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3"/>
          <table:table-cell office:value-type="string" calcext:value-type="string">
            <text:p>Jesus sagt den Jüngern, sie sollen ein Boot für ihn bereithalten, wegen der Volksmenge, die ihn bedrängt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95" calcext:value-type="float">
            <text:p>3.0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63" calcext:value-type="float">
            <text:p>6.1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62" calcext:value-type="float">
            <text:p>5.16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3" calcext:value-type="float">
            <text:p>5.163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41" calcext:value-type="float">
            <text:p>12.141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unreingen Geister sagen/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 - Ich werde meinen Geist auf ihn legen, und er wird den Nationen Gericht ankünd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58]" office:value-type="float" office:value="10.07" calcext:value-type="float">
            <text:p>10.07</text:p>
          </table:table-cell>
          <table:table-cell table:style-name="ce124" table:formula="of:=[.E258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71" calcext:value-type="float">
            <text:p>5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/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161" calcext:value-type="float">
            <text:p>5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 <text:s/>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Satan mit sich selbst entzweit, wie wird sein Reich besteh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7" calcext:value-type="float">
            <text:p>12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1" calcext:value-type="float">
            <text:p>3.2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ich durch Beelzebul... wie eure Söhn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1" calcext:value-type="float">
            <text:p>12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2" calcext:value-type="float">
            <text:p>1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91" calcext:value-type="float">
            <text:p>3.2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2" calcext:value-type="float">
            <text:p>11.23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gen Sohn reden kann vergegben werden, nicht aber reden gegen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, vgl Mt 21:31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0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56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1" calcext:value-type="float">
            <text:p>4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1" calcext:value-type="float">
            <text:p>8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83]" office:value-type="float" office:value="13.006" calcext:value-type="float">
            <text:p>13.01</text:p>
          </table:table-cell>
          <table:table-cell table:style-name="ce136" office:value-type="float" office:value="13.006" calcext:value-type="float">
            <text:p>13.0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02" calcext:value-type="float">
            <text:p>4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32" calcext:value-type="float">
            <text:p>8.0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7" calcext:value-type="float">
            <text:p>13.007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1" calcext:value-type="float">
            <text:p>4.011</text:p>
          </table:table-cell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6" office:value-type="float" office:value="4.012" calcext:value-type="float">
            <text:p>4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7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9" calcext:value-type="float">
            <text:p>13.0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85" calcext:value-type="float">
            <text:p>8.0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Ohren hat, höre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89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Als er allein war – Jünger: warum redest du in Gleichnissen / was mag dieses Gleichnis sei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2" calcext:value-type="float">
            <text:p>13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1" calcext:value-type="float">
            <text:p>8.1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Wer hat, dem wird gegeb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3" office:value-type="float" office:value="4.113" calcext:value-type="float">
            <text:p>4.113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3" office:value-type="float" office:value="8.102" calcext:value-type="float">
            <text:p>8.102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Hört nun das Gleichnis vom Säman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9" calcext:value-type="float">
            <text:p>4.11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6" calcext:value-type="float">
            <text:p>13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6" calcext:value-type="float">
            <text:p>8.1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Der Sämann sät das Wort</text:p>
          </table:table-cell>
          <table:table-cell table:style-name="ce174" table:number-columns-repeated="2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19" calcext:value-type="float">
            <text:p>13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1456" calcext:value-type="float">
            <text:p>4.1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So oft jemand das Wort vom Reich hört und nicht versteht…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nderes Gleichnis: Mensch sät guten Samen auf seinen Ack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7" calcext:value-type="float">
            <text:p>13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6" calcext:value-type="float">
            <text:p>4.2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6" calcext:value-type="float">
            <text:p>8.1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Knechte fragen: Woher aber das Unkraut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" calcext:value-type="float">
            <text:p>13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207" calcext:value-type="float">
            <text:p>4.2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7" calcext:value-type="float">
            <text:p>8.1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Lasst beides zusammen wachsen bis zur Ernte, dann Unkraut verbrennen und Weizen in die Scheune Sammel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1" calcext:value-type="float">
            <text:p>13.241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2" calcext:value-type="float">
            <text:p>13.2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3" calcext:value-type="float">
            <text:p>13.2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3" calcext:value-type="float">
            <text:p>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1" calcext:value-type="float">
            <text:p>8.17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 …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4" calcext:value-type="float">
            <text:p>13.2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8.172" calcext:value-type="float">
            <text:p>8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s Reich Gottes ist, we wenn ein Mensch den Samen auf das Land wirf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5" calcext:value-type="float">
            <text:p>13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73" calcext:value-type="float">
            <text:p>8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Die Erde bringt von selbst Frucht hervor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46" calcext:value-type="float">
            <text:p>13.24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174" calcext:value-type="float">
            <text:p>8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Wenn sich Frucht darbietet: Sichel, denn die Ernte ist da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07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 oder darstel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Wie sollen wir das Reich Gottes vergleich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4" calcext:value-type="float">
            <text:p>13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1" calcext:value-type="float">
            <text:p>4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1" calcext:value-type="float">
            <text:p>8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Ohne Gleichnis redete Jesus nicht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2" calcext:value-type="float">
            <text:p>4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2" calcext:value-type="float">
            <text:p>8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office:value-type="string" calcext:value-type="string">
            <text:p>damit Prophet erfüllt wird: Ich werde meinen Mund auftun in Gleichnissen, ich werde aussprechen, was von Grundlegung der Welt an verborgen war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3" calcext:value-type="float">
            <text:p>13.5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13" calcext:value-type="float">
            <text:p>4.3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23" calcext:value-type="float">
            <text:p>8.1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Gleichnisse volended, Jesus ging we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3" calcext:value-type="float">
            <text:p>5.2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Sei gutes Mutes Tochter, dein Glaube hat dich geheilt.; gehe hin in Fried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4" calcext:value-type="float">
            <text:p>9.20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7" calcext:value-type="float">
            <text:p>5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4" calcext:value-type="float">
            <text:p>8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Rührt Sein Kleid a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ynagogenvorsteher: 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5" office:value-type="float" office:value="9.24" calcext:value-type="float">
            <text:p>9.24</text:p>
          </table:table-cell>
          <table:table-cell table:style-name="ce16"/>
          <table:table-cell table:style-name="ce26"/>
          <table:table-cell table:style-name="ce34"/>
          <table:table-cell table:style-name="ce35"/>
          <table:table-cell table:style-name="ce38"/>
          <table:table-cell table:style-name="ce34" office:value-type="float" office:value="5.39" calcext:value-type="float">
            <text:p>5.39</text:p>
          </table:table-cell>
          <table:table-cell table:style-name="ce16"/>
          <table:table-cell table:style-name="ce34"/>
          <table:table-cell table:style-name="ce35"/>
          <table:table-cell table:style-name="ce38"/>
          <table:table-cell table:style-name="ce5" office:value-type="float" office:value="8.52" calcext:value-type="float">
            <text:p>8.52</text:p>
          </table:table-cell>
          <table:table-cell table:style-name="ce49"/>
          <table:table-cell table:style-name="ce34"/>
          <table:table-cell table:style-name="ce35"/>
          <table:table-cell table:style-name="ce38"/>
          <table:table-cell table:style-name="ce5" office:value-type="float" office:value="11.11" calcext:value-type="float">
            <text:p>11.11</text:p>
          </table:table-cell>
          <table:table-cell table:style-name="ce34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1" calcext:value-type="float">
            <text:p>5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1" calcext:value-type="float">
            <text:p>8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 // vgl Mt 12:22 ff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5.432" calcext:value-type="float">
            <text:p>5.4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2" calcext:value-type="float">
            <text:p>8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7]" office:value-type="float" office:value="9.34" calcext:value-type="float">
            <text:p>9.34</text:p>
          </table:table-cell>
          <table:table-cell table:style-name="ce124" table:formula="of:=[.E33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433" calcext:value-type="float">
            <text:p>5.4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563" calcext:value-type="float">
            <text:p>8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4" calcext:value-type="float">
            <text:p>5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<text:span text:style-name="T3">Jesus zieht umher durch alle Städte und Dörfer, lehrt in Synagogen, predigt Evangelium des Reiches und heilt jede Krankheit und jedes Gebrechen (Lk: die 12 mit ihm)</text:span>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435" calcext:value-type="float">
            <text:p>5.435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564" calcext:value-type="float">
            <text:p>8.5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5.436" calcext:value-type="float">
            <text:p>5.436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2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4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5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46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4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89" calcext:value-type="float">
            <text:p>4.189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21" calcext:value-type="float">
            <text:p>4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Heute ist diese Schrift vor euren Ohren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4.16" calcext:value-type="float">
            <text:p>4.160</text:p>
          </table:table-cell>
          <table:table-cell table:style-name="ce133" office:value-type="float" office:value="4.163" calcext:value-type="float">
            <text:p>4.16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8" calcext:value-type="float">
            <text:p>6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 (Mk: einen Stab)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02" calcext:value-type="float">
            <text:p>10.10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" calcext:value-type="float">
            <text:p>6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in welches Haus irgend ihr eintretet, dort bleibt, und von dannen geht aus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4" calcext:value-type="float">
            <text:p>10.14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2" calcext:value-type="float">
            <text:p>6.1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nd so viele euch etwa nicht aufnehmen werden, geht fort aus jener Stadt und schüttelt auch den Staub von euren Füßen, zum Zeugnis gegen sie.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1" calcext:value-type="float">
            <text:p>6.11</text:p>
          </table:table-cell>
          <table:table-cell table:style-name="ce123" office:value-type="float" office:value="6.114" calcext:value-type="float">
            <text:p>6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55" calcext:value-type="float">
            <text:p>9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wird Sodom und Gomorra erträglicher gehen am Tag des Gerichts als jener Stadt!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52" calcext:value-type="float">
            <text:p>10.152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12" calcext:value-type="float">
            <text:p>6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4" calcext:value-type="float">
            <text:p>6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4" calcext:value-type="float">
            <text:p>9.12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2" calcext:value-type="float">
            <text:p>6.0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3"/>
          <table:table-cell table:style-name="ce170" office:value-type="string" calcext:value-type="string">
            <text:p>Der Tag begann sich zu neigen. Entlass sie, damit die Speise finden, denn hier wind wir an einem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6" calcext:value-type="float">
            <text:p>9.12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4" calcext:value-type="float">
            <text:p>6.0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2" calcext:value-type="float">
            <text:p>14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72" calcext:value-type="float">
            <text:p>6.2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1" calcext:value-type="float">
            <text:p>9.101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Die Jünger des Johannes verkündigen dem Jesus, dass Johannes getötet wurde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Als Jesus hört, dass Johannes Tod ist, geht er an einen öden Ort besonders, Und als die Volksmengen es hörten, folgten sie ihm zu Fuss aus den Städ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2" calcext:value-type="float">
            <text:p>9.1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6" calcext:value-type="float">
            <text:p>6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4" calcext:value-type="float">
            <text:p>9.1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office:value-type="string" calcext:value-type="string">
            <text:p>Nach Bethsaida, einem öden Ort (mit dem Schiff)</text:p>
          </table:table-cell>
          <table:table-cell table:style-name="ce175"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23" office:value-type="float" office:value="9.103" calcext:value-type="float">
            <text:p>9.1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Jesu Jünger berichten ihm alles, was sie getan und was sie gelehrt haben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5" calcext:value-type="float">
            <text:p>6.30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99" calcext:value-type="float">
            <text:p>13.990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1" calcext:value-type="float">
            <text:p>9.0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2" calcext:value-type="float">
            <text:p>13.58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082" calcext:value-type="float">
            <text:p>9.0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2" calcext:value-type="float">
            <text:p>9.122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80" office:value-type="string" calcext:value-type="string">
            <text:p>Die Speisung der Fünftausend</text:p>
          </table:table-cell>
          <table:table-cell table:style-name="ce80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22" calcext:value-type="float">
            <text:p>9.1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9" calcext:value-type="float">
            <text:p>6.0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45" calcext:value-type="float">
            <text:p>14.1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5" calcext:value-type="float">
            <text:p>6.35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2" calcext:value-type="float">
            <text:p>9.1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58" calcext:value-type="float">
            <text:p>6.058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table:style-name="ce174"/>
          <table:table-cell table:style-name="ce174" office:value-type="string" calcext:value-type="string">
            <text:p>Als es schon spät am Tag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23" office:value-type="float" office:value="9.128" calcext:value-type="float">
            <text:p>9.1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6" calcext:value-type="float">
            <text:p>6.0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2" calcext:value-type="float">
            <text:p>9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88" calcext:value-type="float">
            <text:p>6.08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3" calcext:value-type="float">
            <text:p>9.130</text:p>
          </table:table-cell>
          <table:table-cell table:style-name="ce123" office:value-type="float" office:value="9.133" calcext:value-type="float">
            <text:p>9.133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llen wir für 200 Denare Brote kauf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3" office:value-type="float" office:value="9.134" calcext:value-type="float">
            <text:p>9.1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" calcext:value-type="float">
            <text:p>6.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6.092" calcext:value-type="float">
            <text:p>6.0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5000 Mann, sie sollen sich zu je 50 lagern (Mk: zu je 100 und 5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, 12 Handkörbe bleiben übr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1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1" calcext:value-type="float">
            <text:p>9.18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erkannte, dass sie ihn zum König machen wollten, steigt auf Berg besonders, um zu bet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" calcext:value-type="float">
            <text:p>9.18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83" calcext:value-type="float">
            <text:p>9.18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4" calcext:value-type="float">
            <text:p>9.184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0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88" calcext:value-type="float">
            <text:p>9.18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5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89" calcext:value-type="float">
            <text:p>9.18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2" calcext:value-type="float">
            <text:p>9.19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93" calcext:value-type="float">
            <text:p>9.19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4" calcext:value-type="float">
            <text:p>9.19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6" calcext:value-type="float">
            <text:p>9.19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191" calcext:value-type="float">
            <text:p>9.19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7" calcext:value-type="float">
            <text:p>9.19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80" office:value-type="string" calcext:value-type="string">
            <text:p>Grosse Volksmenge hat nichts zu essen (Die Speisung der Viertausend)</text:p>
          </table:table-cell>
          <table:table-cell table:style-name="ce80"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1" calcext:value-type="float">
            <text:p>9.2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1" calcext:value-type="float">
            <text:p>16.05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/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6" office:value-type="float" office:value="16.052" calcext:value-type="float">
            <text:p>16.052</text:p>
          </table:table-cell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ütet euch vor dem Sauerteig der Pharisä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59" calcext:value-type="float">
            <text:p>10.259</text:p>
          </table:table-cell>
          <table:table-cell table:style-name="ce162" office:value-type="float" office:value="16.06" calcext:value-type="float">
            <text:p>16.0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0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7" calcext:value-type="float">
            <text:p>1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s ich euch sage in Finsternis, redet im L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23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6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5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1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32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8" calcext:value-type="float">
            <text:p>10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4" calcext:value-type="float">
            <text:p>10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4" calcext:value-type="float">
            <text:p>12.1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Ein Jünger ist nicht über den Lehrer, und ein Knecht nicht über seinen Herr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1" calcext:value-type="float">
            <text:p>16.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03" calcext:value-type="float">
            <text:p>9.20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versteht ih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aber antworteten und sprachen: Johannes der Täufer; andere aber: Elias; andere aber, daß einer der alten Propheten auferstanden sei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3" calcext:value-type="float">
            <text:p>16.1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" calcext:value-type="float">
            <text:p>8.27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sie in die Gegenden von Cäsarea Philippi gekommen war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1" calcext:value-type="float">
            <text:p>16.211</text:p>
          </table:table-cell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76" office:value-type="string" calcext:value-type="string">
            <text:p>Die erste Ankündigung von Jesu Tod und Auferstehung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48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7" calcext:value-type="float">
            <text:p>9.2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: Geh hinter mich, Sa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6" office:value-type="float" office:value="16.212" calcext:value-type="float">
            <text:p>16.2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5" calcext:value-type="float">
            <text:p>8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5" calcext:value-type="float">
            <text:p>9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muss nach Jerusalem (mt), von Aeltesten, Hohepriestern und Schriftgelehrten verworfen werden, getötet und am 3. Tag auferweck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50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3" calcext:value-type="float">
            <text:p>8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26" calcext:value-type="float">
            <text:p>9.2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6.221" calcext:value-type="float">
            <text:p>6.2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6" calcext:value-type="float">
            <text:p>1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6" calcext:value-type="float">
            <text:p>8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31" calcext:value-type="float">
            <text:p>9.2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22" calcext:value-type="float">
            <text:p>6.2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nützt es, die Welt zu gewinnen, aber die Seele zu verlier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chafe/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2" calcext:value-type="float">
            <text:p>16.1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4" calcext:value-type="float">
            <text:p>10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ragt weder Börse nocht Tasche, noch Sandalen, und gruesst niemand auf dem We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011" calcext:value-type="float">
            <text:p>1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1" calcext:value-type="float">
            <text:p>9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ose und Elia besprechen Ausgang, den Er in Jerusalem erfüllen s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5" calcext:value-type="float">
            <text:p>1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1" calcext:value-type="float">
            <text:p>9.38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Lehrer, ich habe meinen mondsüchtigen Sohn zu dir gebra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7" calcext:value-type="float">
            <text:p>1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9" calcext:value-type="float">
            <text:p>9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1" calcext:value-type="float">
            <text:p>9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O ungläubiges Geschlecht! Bis wann soll ich bei euch sein? Bis wann soll ich euch ertragen 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175" calcext:value-type="float">
            <text:p>17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95" calcext:value-type="float">
            <text:p>9.1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esus bedroht den unreinen Geist und heilt den Knaben und gibt ihn dem Vater zurück. (Wird dieses Thema in lk-11-24 wieder aufgenomm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76" office:value-type="string" calcext:value-type="string">
            <text:p>In Galiläa: Sohn des Menschen wird überliefert in des Menschen Hände (2. Ankündigung)</text:p>
          </table:table-cell>
          <table:table-cell table:style-name="ce76" table:number-columns-repeated="2"/>
          <table:table-cell table:style-name="ce79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3" calcext:value-type="float">
            <text:p>17.2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15" calcext:value-type="float">
            <text:p>9.3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9.44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sind sehr betrüb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" calcext:value-type="float">
            <text:p>9.330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1" calcext:value-type="float">
            <text:p>17.24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3" calcext:value-type="float">
            <text:p>9.33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42" calcext:value-type="float">
            <text:p>17.24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4" calcext:value-type="float">
            <text:p>9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454" calcext:value-type="float">
            <text:p>9.4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Sie schwiegen, denn sie hatten sich besprochen, wer der grösste ist// Lk: Es entsand eine Ueberlegung, wer wohl der Grösste unter ihnen wär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49" calcext:value-type="float">
            <text:p>18.049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369" calcext:value-type="float">
            <text:p>9.369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9.479" calcext:value-type="float">
            <text:p>9.479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1" calcext:value-type="float">
            <text:p>9.3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1" calcext:value-type="float">
            <text:p>9.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2" calcext:value-type="float">
            <text:p>9.3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3" calcext:value-type="float">
            <text:p>9.3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4" calcext:value-type="float">
            <text:p>9.3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6" calcext:value-type="float">
            <text:p>9.37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8" calcext:value-type="float">
            <text:p>9.37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25" calcext:value-type="float">
            <text:p>8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01" calcext:value-type="float">
            <text:p>9.4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58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0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99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202" calcext:value-type="float">
            <text:p>9.2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1" calcext:value-type="float">
            <text:p>10.131</text:p>
          </table:table-cell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chilt die Städte, wo die meisten Wunderwerke geschehen waren, weil sie nicht Busse getan hat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1" calcext:value-type="float">
            <text:p>1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36" office:value-type="float" office:value="10.132" calcext:value-type="float">
            <text:p>10.1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dir Chorazin, Wehe dir Bethsaida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9.99" calcext:value-type="float">
            <text:p>9.990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16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520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1" calcext:value-type="float">
            <text:p>20.17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1" calcext:value-type="float">
            <text:p>10.32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 hin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6" office:value-type="float" office:value="20.172" calcext:value-type="float">
            <text:p>20.172</text:p>
          </table:table-cell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2" calcext:value-type="float">
            <text:p>10.322</text:p>
          </table:table-cell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2" calcext:value-type="float">
            <text:p>18.32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76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76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3" calcext:value-type="float">
            <text:p>20.1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6" office:value-type="float" office:value="10.323" calcext:value-type="float">
            <text:p>10.32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11" calcext:value-type="float">
            <text:p>18.3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sind auf dem Weg nach Jerusalem, Jesus geht vor ihnen 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Mt 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3" office:value-type="float" office:value="18.352" calcext:value-type="float">
            <text:p>18.352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der Söhne des Zebedäus bittet, dass zwei ihrer Söhne zur Rechten und Linken von Ihm sitzen werden. 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6" calcext:value-type="float">
            <text:p>20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3" calcext:value-type="float">
            <text:p>10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5" calcext:value-type="float">
            <text:p>18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1" calcext:value-type="float">
            <text:p>13.04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gross sein will, soll die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4" calcext:value-type="float">
            <text:p>10.4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6" calcext:value-type="float">
            <text:p>18.3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42" calcext:value-type="float">
            <text:p>13.04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r Erste sein will, soll euer Knecht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Beim Auszug aus Jericho: 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8" calcext:value-type="float">
            <text:p>10.46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3" office:value-type="float" office:value="10.469" calcext:value-type="float">
            <text:p>10.46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56" calcext:value-type="float">
            <text:p>19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" calcext:value-type="float">
            <text:p>9.0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rs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3" calcext:value-type="float">
            <text:p>20.2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49" calcext:value-type="float">
            <text:p>10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351" calcext:value-type="float">
            <text:p>18.3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3" calcext:value-type="float">
            <text:p>9.1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 gutes Mutes, er ruft d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eite Einzug des Messias Jesus in Jerusalem (notes: biblisches/Buecher/Evangelien/Abschnitte/Jesu-zwei-Einzuege-in-Jerusalem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99" calcext:value-type="float">
            <text:p>26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95" calcext:value-type="float">
            <text:p>21.095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2" calcext:value-type="float">
            <text:p>12.01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12" calcext:value-type="float">
            <text:p>2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02" calcext:value-type="float">
            <text:p>11.1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3" office:value-type="float" office:value="12.014" calcext:value-type="float">
            <text:p>12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kommt nach Bethani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a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547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:1-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pt ihr nie in den Schriften (Mk:Schrift, Lk: dies, was geschrieben steht) gelesen: 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0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3" calcext:value-type="float">
            <text:p>12.1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66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6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9" calcext:value-type="float">
            <text:p>12.19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28" calcext:value-type="float">
            <text:p>20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<text:span text:style-name="T6">Frage</text:span>: Mose hat gesagt …. es waren aber sieben Brüd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1" calcext:value-type="float">
            <text:p>12.21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371" calcext:value-type="float">
            <text:p>20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Pharisäer hören, dass Er die Sadduzäer zum Schweigen gebracht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4" calcext:value-type="float">
            <text:p>12.24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<text:span text:style-name="T6">Antwort</text:span>: Ihr irrt, indem ihr die Schriften nicht kennt, noch die Kraft Gottes;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2" calcext:value-type="float">
            <text:p>22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6" calcext:value-type="float">
            <text:p>12.2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7" calcext:value-type="float">
            <text:p>20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aß aber die Toten auferstehen, hat auch Mose angedeutet "im Dornbusch", wenn er den Herrn "den Gott Abrahams und den Gott Isaaks und den Gott Jakobs" nenn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2" calcext:value-type="float">
            <text:p>22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7" calcext:value-type="float">
            <text:p>12.27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38" calcext:value-type="float">
            <text:p>20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Er ist aber nicht Gott der Toten, sondern der Lebendigen (Lk: für ihn leben alle, Mk: ihr irrt also sehr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6" calcext:value-type="float">
            <text:p>22.36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372" calcext:value-type="float">
            <text:p>20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riftgelehrter fragt: was ist das Grösste Gebo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aria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1" calcext:value-type="float">
            <text:p>12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91" calcext:value-type="float">
            <text:p>22.2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4" calcext:value-type="float">
            <text:p>12.34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string" calcext:value-type="string">
            <text:p>20.28.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461" calcext:value-type="float">
            <text:p>20.461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8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462" calcext:value-type="float">
            <text:p>20.4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596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6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4.005" calcext:value-type="float">
            <text:p>14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005" calcext:value-type="float">
            <text:p>22.0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at diese Reden vollend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2" calcext:value-type="float">
            <text:p>26.02</text:p>
          </table:table-cell>
          <table:table-cell table:style-name="ce123" office:value-type="float" office:value="26.024" calcext:value-type="float">
            <text:p>26.02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1" calcext:value-type="float">
            <text:p>14.011</text:p>
          </table:table-cell>
          <table:table-cell/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nahte (Mk: nach zwei Tagen) das Passah (Mk: und das Fest der ungesäuerten Bro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23" office:value-type="float" office:value="14.013" calcext:value-type="float">
            <text:p>14.013</text:p>
          </table:table-cell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2" calcext:value-type="float">
            <text:p>22.02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ohepriester, Aelteste versammeln sich in den Hof des Hohepriesters, der Kajaphas heis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2" calcext:value-type="float">
            <text:p>14.032</text:p>
          </table:table-cell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7" calcext:value-type="float">
            <text:p>12.1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in Bethanien, im Haus Simons, des Aussätzigen – Salb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7" calcext:value-type="float">
            <text:p>26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23" office:value-type="float" office:value="14.034" calcext:value-type="float">
            <text:p>14.0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8" calcext:value-type="float">
            <text:p>12.1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ine Frau mit einem Alabasterfläschchen giesst Narde auf Sein Haup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075" calcext:value-type="float">
            <text:p>26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35" calcext:value-type="float">
            <text:p>14.035</text:p>
          </table:table-cell>
          <table:table-cell table:style-name="ce123"/>
          <table:table-cell table:style-name="ce125"/>
          <table:table-cell table:style-name="ce121"/>
          <table:table-cell table:style-name="ce122"/>
          <table:table-cell table:style-name="ce123" office:value-type="float" office:value="21.061" calcext:value-type="float">
            <text:p>21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essen. Martha diente. Lazarus lag mit ihm zu Tis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2" calcext:value-type="float">
            <text:p>26.02</text:p>
          </table:table-cell>
          <table:table-cell table:style-name="ce123" office:value-type="float" office:value="26.022" calcext:value-type="float">
            <text:p>26.0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9" calcext:value-type="float">
            <text:p>12.1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8" calcext:value-type="float">
            <text:p>26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4" calcext:value-type="float">
            <text:p>14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2" calcext:value-type="float">
            <text:p>21.0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19" calcext:value-type="float">
            <text:p>12.11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zu diese Verschwendung/Verlus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9" calcext:value-type="float">
            <text:p>26.1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1" calcext:value-type="float">
            <text:p>14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5" office:value-type="float" office:value="13.27" calcext:value-type="float">
            <text:p>13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0" office:value-type="string" calcext:value-type="string">
            <text:p>Der Satan fährt in Judas</text:p>
          </table:table-cell>
          <table:table-cell table:style-name="ce170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9" calcext:value-type="float">
            <text:p>26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5" calcext:value-type="float">
            <text:p>14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3" calcext:value-type="float">
            <text:p>21.0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5" calcext:value-type="float">
            <text:p>12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lbe hätte für 300 Denare verkauft werden könn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3" calcext:value-type="float">
            <text:p>26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09" calcext:value-type="float">
            <text:p>1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64" calcext:value-type="float">
            <text:p>21.0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3" calcext:value-type="float">
            <text:p>12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dieses Evangelium gepredigt wird.. <text:s/>zu ihrem Gedächtni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4" calcext:value-type="float">
            <text:p>2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udas geht zu den Hohepriestern, Hauptleuten, bespricht, wie er Jesus überliefern soll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41" calcext:value-type="float">
            <text:p>26.1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06" calcext:value-type="float">
            <text:p>22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Ueberlieferung ohne Volksauflau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1" calcext:value-type="float">
            <text:p>26.171</text:p>
          </table:table-cell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1" calcext:value-type="float">
            <text:p>14.121</text:p>
          </table:table-cell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1" calcext:value-type="float">
            <text:p>22.071</text:p>
          </table:table-cell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 der ungesäuerten Bro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2" calcext:value-type="float">
            <text:p>26.17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5" calcext:value-type="float">
            <text:p>14.125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2" calcext:value-type="float">
            <text:p>22.0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 diesem Tag musste das Passah geschlachtet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6" office:value-type="float" office:value="26.176" calcext:value-type="float">
            <text:p>26.17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6" office:value-type="float" office:value="14.126" calcext:value-type="float">
            <text:p>14.126</text:p>
          </table:table-cell>
          <table:table-cell table:style-name="ce155"/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36" office:value-type="float" office:value="22.073" calcext:value-type="float">
            <text:p>22.07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 willst du, dass wir dir bereiten, das Passah zu ber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4" calcext:value-type="float">
            <text:p>26.17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3" calcext:value-type="float">
            <text:p>14.13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08" calcext:value-type="float">
            <text:p>22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6" calcext:value-type="float">
            <text:p>13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zwei seiner Juenger (Petrus und Johannes, mk) 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4" calcext:value-type="float">
            <text:p>14.14</text:p>
          </table:table-cell>
          <table:table-cell table:style-name="ce136"/>
          <table:table-cell table:style-name="ce155"/>
          <table:table-cell table:style-name="ce121"/>
          <table:table-cell table:style-name="ce122"/>
          <table:table-cell table:style-name="ce125" office:value-type="float" office:value="22.11" calcext:value-type="float">
            <text:p>22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… sagt: wo ist mein Gastzimmer (=Herberge!), wo ich mit meinen Juengern das Passah essen mag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6" calcext:value-type="float">
            <text:p>26.1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41" calcext:value-type="float">
            <text:p>14.14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111" calcext:value-type="float">
            <text:p>22.11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" calcext:value-type="float">
            <text:p>26.2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17" calcext:value-type="float">
            <text:p>14.17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4" calcext:value-type="float">
            <text:p>22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 // als die Stunde gekommen war (lk) → Jesus mit den zwölfen an den Tis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1" calcext:value-type="float">
            <text:p>26.20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1" calcext:value-type="float">
            <text:p>14.171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it Sehnsucht habe ich mich gesehnt, dieses Passah mit euch zu essen, bevor ich lei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02" calcext:value-type="float">
            <text:p>26.20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72" calcext:value-type="float">
            <text:p>14.172</text:p>
          </table:table-cell>
          <table:table-cell table:style-name="ce132"/>
          <table:table-cell table:style-name="ce155"/>
          <table:table-cell table:style-name="ce121"/>
          <table:table-cell table:style-name="ce122"/>
          <table:table-cell table:style-name="ce125" office:value-type="float" office:value="22.16" calcext:value-type="float">
            <text:p>22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17" calcext:value-type="float">
            <text:p>13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werde nicht mehr davon essen, bis es erfüllt sein wird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4" calcext:value-type="float">
            <text:p>26.24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22.22" calcext:value-type="float">
            <text:p>22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des Menschen geht zwar dahin, wie ueber ihn geschrieben steht. Wehe aber jenem Menschen, durch welchen der Sohn ueberliefert wir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1" calcext:value-type="float">
            <text:p>14.2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ehmt, esst, dies ist mein Lei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22" calcext:value-type="float">
            <text:p>14.2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637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8" calcext:value-type="float">
            <text:p>22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2" calcext:value-type="float">
            <text:p>26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1" calcext:value-type="float">
            <text:p>14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1" calcext:value-type="float">
            <text:p>18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 Petrus: Stecke das Schwert in die Scheide/an seinen O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bin in eurer Mitte wie der Dien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1" calcext:value-type="float">
            <text:p>26.3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1" calcext:value-type="float">
            <text:p>14.26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389" calcext:value-type="float">
            <text:p>22.38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6" office:value-type="float" office:value="26.302" calcext:value-type="float">
            <text:p>26.3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6" office:value-type="float" office:value="14.262" calcext:value-type="float">
            <text:p>14.2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Oelberg (nach der Gewohnheit, lk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29" calcext:value-type="float">
            <text:p>26.329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Simon, Simon, der Satan hat euer begehrt, euch zu sichten, wie den Weiz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etrus: ich bin bereit für Gefängnis und Tod <text:s/>// ich werde mich nicht ärgern // Mein Leben will ich für dich lassen (joh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31" calcext:value-type="float">
            <text:p>26.3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" calcext:value-type="float">
            <text:p>1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he Hahn (2x) kräht, ehe du dreimal leugnest, mich zu ke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301" calcext:value-type="float">
            <text:p>14.3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5" calcext:value-type="float">
            <text:p>2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71" calcext:value-type="float">
            <text:p>13.3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Als ich euch ohne Börse und Tasche und Sandalen sandte, mangelte euch etwas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1" calcext:value-type="float">
            <text:p>14.401</text:p>
          </table:table-cell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 (lk: an den Ort gekommen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" calcext:value-type="float">
            <text:p>22.40</text:p>
          </table:table-cell>
          <table:table-cell table:style-name="ce136" office:value-type="float" office:value="14.402" calcext:value-type="float">
            <text:p>14.4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1" calcext:value-type="float">
            <text:p>22.471</text:p>
          </table:table-cell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2" calcext:value-type="float">
            <text:p>26.56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4" calcext:value-type="float">
            <text:p>14.4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4" calcext:value-type="float">
            <text:p>26.5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49" calcext:value-type="float">
            <text:p>14.4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sollten die Schriften erfüllt we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23" office:value-type="float" office:value="26.564" calcext:value-type="float">
            <text:p>26.56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" calcext:value-type="float">
            <text:p>14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5" calcext:value-type="float">
            <text:p>22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5" calcext:value-type="float">
            <text:p>18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liessen Jesus und flo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471" calcext:value-type="float">
            <text:p>26.47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1" calcext:value-type="float">
            <text:p>14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ngling mit feiner Leinwand wird gegriffen, fluechtet Na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9" calcext:value-type="float">
            <text:p>26.4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36" office:value-type="float" office:value="22.472" calcext:value-type="float">
            <text:p>22.4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udas: Sei gegrüsst Rabbi, Ku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" calcext:value-type="float">
            <text:p>26.6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1" calcext:value-type="float">
            <text:p>14.5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1" calcext:value-type="float">
            <text:p>22.5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1" calcext:value-type="float">
            <text:p>18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Zwei falsche Zeugen [Offb 11:3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1" calcext:value-type="float">
            <text:p>26.5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6" calcext:value-type="float">
            <text:p>14.5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1" calcext:value-type="float">
            <text:p>22.51</text:p>
          </table:table-cell>
          <table:table-cell table:style-name="ce42"/>
          <table:table-cell table:style-name="ce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/>
          <table:table-cell table:style-name="ce174" office:value-type="string" calcext:value-type="string">
            <text:p>Heilung des Ohres des Hohenpriester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538" calcext:value-type="float">
            <text:p>14.5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5" office:value-type="float" office:value="22.53" calcext:value-type="float">
            <text:p>22.53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eure Stunde, die Gewalt der Finster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8" calcext:value-type="float">
            <text:p>26.58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4" calcext:value-type="float">
            <text:p>14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2" calcext:value-type="float">
            <text:p>18.15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mon Petrus aber folgte Jesu und der andere Jünger. Dieser Jünger aber war dem Hohenpriester bekannt und ging mit Jesu hinein in den Hof des Hohenpriesters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62" calcext:value-type="float">
            <text:p>26.5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5" calcext:value-type="float">
            <text:p>14.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31" calcext:value-type="float">
            <text:p>22.53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Hohenpriester aber und das ganze Synedrium suchten Zeugnis gegen Jesus, um ihn zum Tod zu bringen; und sie fanden keines.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1" calcext:value-type="float">
            <text:p>26.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58" calcext:value-type="float">
            <text:p>14.5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542" calcext:value-type="float">
            <text:p>22.5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22" calcext:value-type="float">
            <text:p>18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kann Tempel Gottes abbrechen und wieder aufbau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581" calcext:value-type="float">
            <text:p>26.58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2" calcext:value-type="float">
            <text:p>14.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2" calcext:value-type="float">
            <text:p>22.47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Ich bin›s» - Alle wichen zurück und fielen zu Bo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8" calcext:value-type="float">
            <text:p>26.6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5" calcext:value-type="float">
            <text:p>14.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4" calcext:value-type="float">
            <text:p>22.6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hüllte Herr soll weissa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1" calcext:value-type="float">
            <text:p>26.691</text:p>
          </table:table-cell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1" calcext:value-type="float">
            <text:p>14.661</text:p>
          </table:table-cell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1" calcext:value-type="float">
            <text:p>22.551</text:p>
          </table:table-cell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3" office:value-type="float" office:value="18.154" calcext:value-type="float">
            <text:p>18.154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2" calcext:value-type="float">
            <text:p>26.6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2" calcext:value-type="float">
            <text:p>14.66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36" office:value-type="float" office:value="22.552" calcext:value-type="float">
            <text:p>22.5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151" calcext:value-type="float">
            <text:p>18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sitzt draussen im Hof (mt) in der Mitte (lk) // Petrus unten im 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6" office:value-type="float" office:value="26.693" calcext:value-type="float">
            <text:p>26.69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6" office:value-type="float" office:value="14.663" calcext:value-type="float">
            <text:p>14.66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2.56" calcext:value-type="float">
            <text:p>2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2" calcext:value-type="float">
            <text:p>18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(eine gewisse (lk)) Magd (des Hohepriesters (mk)) du wart mit Jesus, dem Galilaer (mt) // mit dem Nazar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1" calcext:value-type="float">
            <text:p>26.7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1" calcext:value-type="float">
            <text:p>14.68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2" calcext:value-type="float">
            <text:p>22.5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3" calcext:value-type="float">
            <text:p>18.1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geht aus dem Tor hinaus (mt) // Petrus geht in den Vorhof (mk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692" calcext:value-type="float">
            <text:p>26.6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8" calcext:value-type="float">
            <text:p>14.68</text:p>
          </table:table-cell>
          <table:table-cell table:style-name="ce136" office:value-type="float" office:value="14.682" calcext:value-type="float">
            <text:p>14.68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2.561" calcext:value-type="float">
            <text:p>22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5" calcext:value-type="float">
            <text:p>18.15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hn kraeht zum ersten Mal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1" calcext:value-type="float">
            <text:p>26.71</text:p>
          </table:table-cell>
          <table:table-cell table:style-name="ce136" office:value-type="float" office:value="26.712" calcext:value-type="float">
            <text:p>26.7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69" calcext:value-type="float">
            <text:p>14.6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8" calcext:value-type="float">
            <text:p>22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4" calcext:value-type="float">
            <text:p>18.15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Eine andere: auch dieser war mit Jesus, dem Nazaraer (mt) // die(selbe) Magd: zu den dabeistehenden: Dieser ist einer von ihnen (mk) // ein anderer (lk) 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3" calcext:value-type="float">
            <text:p>26.7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" calcext:value-type="float">
            <text:p>14.7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2.59" calcext:value-type="float">
            <text:p>22.5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156" calcext:value-type="float">
            <text:p>18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Dastehende: du bist einer von ihnen, deine Sprache macht dich offenbar(mt) // lk: nach Verlauf von etwa einer Stunde: ein anderer , denn dieser ist ein Galilaer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74" calcext:value-type="float">
            <text:p>26.7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72" calcext:value-type="float">
            <text:p>14.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6" calcext:value-type="float">
            <text:p>22.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27" calcext:value-type="float">
            <text:p>18.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Hahn kräht zum zweiten Mal (Joh: der Hahn krähte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2" calcext:value-type="float">
            <text:p>27.02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1" calcext:value-type="float">
            <text:p>18.28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Als es Morgen geworden war: Die Auslieferung Jesu an Pilatus ins Prätori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4" calcext:value-type="float">
            <text:p>18.28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udas sieht, dass Jesus verurteil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5" calcext:value-type="float">
            <text:p>27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6" calcext:value-type="float">
            <text:p>23.0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2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Judas erhängt sich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7" calcext:value-type="float">
            <text:p>23.0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3" calcext:value-type="float">
            <text:p>18.28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/>
          <table:table-cell table:style-name="ce174" office:value-type="string" calcext:value-type="string">
            <text:p>Prophet Jeremia erfüllt: nahmen 30 Silberlinge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1" calcext:value-type="float">
            <text:p>27.111</text:p>
          </table:table-cell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1" calcext:value-type="float">
            <text:p>15.021</text:p>
          </table:table-cell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36" office:value-type="float" office:value="18.289" calcext:value-type="float">
            <text:p>18.28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, dem Landpfleger</text:p>
          </table:table-cell>
          <table:table-cell table:style-name="ce85"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" calcext:value-type="float">
            <text:p>27.110</text:p>
          </table:table-cell>
          <table:table-cell table:style-name="ce136" office:value-type="float" office:value="27.112" calcext:value-type="float">
            <text:p>27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2" calcext:value-type="float">
            <text:p>15.020</text:p>
          </table:table-cell>
          <table:table-cell table:style-name="ce136" office:value-type="float" office:value="15.022" calcext:value-type="float">
            <text:p>15.02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2" calcext:value-type="float">
            <text:p>23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" calcext:value-type="float">
            <text:p>18.280</text:p>
          </table:table-cell>
          <table:table-cell table:style-name="ce136" office:value-type="float" office:value="18.285" calcext:value-type="float">
            <text:p>18.28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verführt unsere Nation und wehrt, dem Kaiser Steuer zu geben, indem er sagt, dass er selbst Christus, ein König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3" calcext:value-type="float">
            <text:p>27.1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3" calcext:value-type="float">
            <text:p>15.023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1" calcext:value-type="float">
            <text:p>23.03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3" calcext:value-type="float">
            <text:p>18.3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(Landpfleger): Bist du der König der Jud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6" office:value-type="float" office:value="27.115" calcext:value-type="float">
            <text:p>27.11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6" office:value-type="float" office:value="15.025" calcext:value-type="float">
            <text:p>15.02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03" calcext:value-type="float">
            <text:p>23.03</text:p>
          </table:table-cell>
          <table:table-cell table:style-name="ce136" office:value-type="float" office:value="23.034" calcext:value-type="float">
            <text:p>23.034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8.37" calcext:value-type="float">
            <text:p>18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sagst 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111" calcext:value-type="float">
            <text:p>23.1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3" calcext:value-type="float">
            <text:p>15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31" calcext:value-type="float">
            <text:p>2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8.372" calcext:value-type="float">
            <text:p>18.3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 klagen ihn vieler Ding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6" calcext:value-type="float">
            <text:p>27.11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1" calcext:value-type="float">
            <text:p>15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4" calcext:value-type="float">
            <text:p>23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8" calcext:value-type="float">
            <text:p>18.38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ch finde keine Schuld an diesem Men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7" calcext:value-type="float">
            <text:p>23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4" calcext:value-type="float">
            <text:p>18.384</text:p>
          </table:table-cell>
          <table:table-cell table:style-name="ce136" office:value-type="float" office:value="18.28177" calcext:value-type="float">
            <text:p>18.28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Herodes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5" calcext:value-type="float">
            <text:p>27.11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21" calcext:value-type="float">
            <text:p>15.03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6" calcext:value-type="float">
            <text:p>23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3" calcext:value-type="float">
            <text:p>18.3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ilatus fragt, ob der Mensch ein Galiläer sei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4" calcext:value-type="float">
            <text:p>27.1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4" calcext:value-type="float">
            <text:p>15.0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1" calcext:value-type="float">
            <text:p>23.1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5" calcext:value-type="float">
            <text:p>18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wird ein glänzendes Gewand um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9" calcext:value-type="float">
            <text:p>27.11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38" calcext:value-type="float">
            <text:p>15.0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11" calcext:value-type="float">
            <text:p>23.11</text:p>
          </table:table-cell>
          <table:table-cell table:style-name="ce136" office:value-type="float" office:value="23.114" calcext:value-type="float">
            <text:p>23.11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8.386" calcext:value-type="float">
            <text:p>18.386</text:p>
          </table:table-cell>
          <table:table-cell table:style-name="ce136" office:value-type="float" office:value="18.288" calcext:value-type="float">
            <text:p>18.28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zu Pilatus zurück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3" calcext:value-type="float">
            <text:p>27.11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5" calcext:value-type="float">
            <text:p>15.0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055" calcext:value-type="float">
            <text:p>23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2" calcext:value-type="float">
            <text:p>18.3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antwortet nichts, Pilatus verwunder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2" calcext:value-type="float">
            <text:p>18.3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 am Fe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7" calcext:value-type="float">
            <text:p>27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2" calcext:value-type="float">
            <text:p>23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1" calcext:value-type="float">
            <text:p>18.39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oder Jesu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9" calcext:value-type="float">
            <text:p>2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3" calcext:value-type="float">
            <text:p>23.17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ährend Pilatus auf dem Richterstuhl (vgl joh-19-13) sass, sandte seine Frau zu ihm…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51" calcext:value-type="float">
            <text:p>27.1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1" calcext:value-type="float">
            <text:p>23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36" office:value-type="float" office:value="18.394" calcext:value-type="float">
            <text:p>18.39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ollt ihr, dass ich euch den König der Juden freige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" calcext:value-type="float">
            <text:p>27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74" calcext:value-type="float">
            <text:p>23.17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priester, Aelteste überreden die Volksmengen, dass sie um Barabbas bäten, Jesus aber umbräch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1" calcext:value-type="float">
            <text:p>2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1" calcext:value-type="float">
            <text:p>15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8" calcext:value-type="float">
            <text:p>2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4" calcext:value-type="float">
            <text:p>18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n wollt ihr? Barabbas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2" calcext:value-type="float">
            <text:p>27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12" calcext:value-type="float">
            <text:p>15.1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2" calcext:value-type="float">
            <text:p>23.18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1" calcext:value-type="float">
            <text:p>18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oll ich mit Jesus tu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13" calcext:value-type="float">
            <text:p>15.13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3" office:value-type="float" office:value="18.387" calcext:value-type="float">
            <text:p>18.387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Verurteilung Jesu durch die Volksmenge («er werde gekreuzigt»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3" calcext:value-type="float">
            <text:p>27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4" calcext:value-type="float">
            <text:p>15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84" calcext:value-type="float">
            <text:p>23.18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2" calcext:value-type="float">
            <text:p>18.4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t er denn Böses getan? Er werde gekreuzigt!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35" calcext:value-type="float">
            <text:p>27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45" calcext:value-type="float">
            <text:p>15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2" calcext:value-type="float">
            <text:p>23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403" calcext:value-type="float">
            <text:p>18.4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m dritten Mal: was hat er Böses get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6" calcext:value-type="float">
            <text:p>27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5" calcext:value-type="float">
            <text:p>15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25" calcext:value-type="float">
            <text:p>23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arabbas freigegeben (Jesus gegeisselt und zur Kreuzigung überliefert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4" calcext:value-type="float">
            <text:p>27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1" calcext:value-type="float">
            <text:p>15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4" calcext:value-type="float">
            <text:p>23.1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2" calcext:value-type="float">
            <text:p>18.39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ilatus richtet nichts aus, wäscht Hände in Wasser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5" calcext:value-type="float">
            <text:p>27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52" calcext:value-type="float">
            <text:p>15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93" calcext:value-type="float">
            <text:p>18.393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 Blut komme über uns und unsere Ki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252" calcext:value-type="float">
            <text:p>23.25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tung und Dornenkrone (wieder im Präterium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8" calcext:value-type="float">
            <text:p>27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7" calcext:value-type="float">
            <text:p>1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3" calcext:value-type="float">
            <text:p>23.2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ornenkrone – Purpurmantel [offb 17:3-4, 18:12, 18:16]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9" calcext:value-type="float">
            <text:p>27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18" calcext:value-type="float">
            <text:p>1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4" calcext:value-type="float">
            <text:p>23.2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3" calcext:value-type="float">
            <text:p>19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i gegrüsst, König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292" calcext:value-type="float">
            <text:p>27.2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2" calcext:value-type="float">
            <text:p>15.18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05" calcext:value-type="float">
            <text:p>19.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he der Mens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1" calcext:value-type="float">
            <text:p>27.3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4" calcext:value-type="float">
            <text:p>15.18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5" calcext:value-type="float">
            <text:p>23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" calcext:value-type="float">
            <text:p>19.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Weisst du nicht, dass ich Gewalt habe, dich loszugeben, und Gewalt habe, dich zu kreu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2" calcext:value-type="float">
            <text:p>27.3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5" calcext:value-type="float">
            <text:p>15.18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6" calcext:value-type="float">
            <text:p>23.2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2" calcext:value-type="float">
            <text:p>19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ilatus suchte, Jeus freizu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3" calcext:value-type="float">
            <text:p>27.3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6" calcext:value-type="float">
            <text:p>15.1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7" calcext:value-type="float">
            <text:p>23.2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Pilatus setzte sich auf den Richterstuhl, vgl mt-27-19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14" calcext:value-type="float">
            <text:p>27.3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187" calcext:value-type="float">
            <text:p>15.1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4" calcext:value-type="float">
            <text:p>19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 war Rüsttag des Passahs, um die 6.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1" calcext:value-type="float">
            <text:p>27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" calcext:value-type="float">
            <text:p>1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258" calcext:value-type="float">
            <text:p>23.2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051" calcext:value-type="float">
            <text:p>19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spottung fertig: Jesus werden die eigenen Kleider angezo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1" calcext:value-type="float">
            <text:p>27.3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1" calcext:value-type="float">
            <text:p>23.261</text:p>
          </table:table-cell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5" calcext:value-type="float">
            <text:p>19.16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6" office:value-type="float" office:value="27.325" calcext:value-type="float">
            <text:p>27.32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6" office:value-type="float" office:value="15.215" calcext:value-type="float">
            <text:p>15.215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23" office:value-type="float" office:value="23.262" calcext:value-type="float">
            <text:p>23.26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36" office:value-type="float" office:value="19.168" calcext:value-type="float">
            <text:p>19.16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mone von Kyrene trägt das Kreuz, aber auch Jes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3" calcext:value-type="float">
            <text:p>27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/>
          <table:table-cell table:style-name="ce125" office:value-type="float" office:value="15.22" calcext:value-type="float">
            <text:p>15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33" calcext:value-type="float">
            <text:p>23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17" calcext:value-type="float">
            <text:p>19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ie kommen an den Ort, genannt Schädelstä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1" calcext:value-type="float">
            <text:p>19.17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ssig mit Galle (Mt.) / Wein mit Myrrhe (Mk 15:2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2" calcext:value-type="float">
            <text:p>19.17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3. Stunde: Kreuzigun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41" calcext:value-type="float">
            <text:p>23.3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3" calcext:value-type="float">
            <text:p>19.17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4" calcext:value-type="float">
            <text:p>19.1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9" calcext:value-type="float">
            <text:p>27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2.372" calcext:value-type="float">
            <text:p>22.3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75" calcext:value-type="float">
            <text:p>19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rübergehende lästern ihn. [Offb 16:9,11,21]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5" calcext:value-type="float">
            <text:p>27.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3" calcext:value-type="float">
            <text:p>15.34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1" calcext:value-type="float">
            <text:p>23.46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4" calcext:value-type="float">
            <text:p>19.2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auen sehen von ferne zu [offb 18:10]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1" calcext:value-type="float">
            <text:p>27.51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" calcext:value-type="float">
            <text:p>15.38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 office:value-type="float" office:value="27.512" calcext:value-type="float">
            <text:p>27.512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81" calcext:value-type="float">
            <text:p>15.38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2" calcext:value-type="float">
            <text:p>19.2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dbeben in Jerusale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5" office:value-type="float" office:value="23.52" calcext:value-type="float">
            <text:p>23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es Abend geworden war: Joseph von Arimathia bittet um Leib Jesu. 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3" calcext:value-type="float">
            <text:p>27.63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5" calcext:value-type="float">
            <text:p>23.5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2" calcext:value-type="float">
            <text:p>28.1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8" office:value-type="string" calcext:value-type="string">
            <text:p>Die Bestechung der Kriegs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4" calcext:value-type="float">
            <text:p>23.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6" calcext:value-type="float">
            <text:p>19.4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abba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1" calcext:value-type="float">
            <text:p>27.6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6" calcext:value-type="float">
            <text:p>15.4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41" calcext:value-type="float">
            <text:p>23.54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56" office:value-type="float" office:value="19.405" calcext:value-type="float">
            <text:p>19.405</text:p>
          </table:table-cell>
          <table:table-cell table:style-name="ce156" office:value-type="float" office:value="19.31" calcext:value-type="float">
            <text:p>19.31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 Tag jenes Sabbats war gros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2" calcext:value-type="float">
            <text:p>27.6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7" calcext:value-type="float">
            <text:p>15.4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6" calcext:value-type="float">
            <text:p>23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7" calcext:value-type="float">
            <text:p>19.4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Frauen ruhen über den Sabba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1" calcext:value-type="float">
            <text:p>20.19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nd des ersten der Woch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623" calcext:value-type="float">
            <text:p>27.6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28" calcext:value-type="float">
            <text:p>15.4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9" calcext:value-type="float">
            <text:p>20.19</text:p>
          </table:table-cell>
          <table:table-cell table:style-name="ce136" office:value-type="float" office:value="20.192" calcext:value-type="float">
            <text:p>20.19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«Friede euch»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8" calcext:value-type="float">
            <text:p>27.5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eib in feine Leinwand gewick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461" calcext:value-type="float">
            <text:p>15.4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31" calcext:value-type="float">
            <text:p>23.5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1" calcext:value-type="float">
            <text:p>19.4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ohepriester, Pharisaer bei Pilatus: jener Verfuehrer sagte: nach drei Tagen stehe ich wieder auf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06" calcext:value-type="float">
            <text:p>28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06" calcext:value-type="float">
            <text:p>1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8" calcext:value-type="float">
            <text:p>20.01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s noch finster war, kommt Maria M. zur Gruft und sieht Stein weggen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1" calcext:value-type="float">
            <text:p>28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1" calcext:value-type="float">
            <text:p>16.011</text:p>
          </table:table-cell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1" calcext:value-type="float">
            <text:p>24.01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1" calcext:value-type="float">
            <text:p>20.0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6" office:value-type="float" office:value="16.012" calcext:value-type="float">
            <text:p>1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3.993" calcext:value-type="float">
            <text:p>23.99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99" calcext:value-type="float">
            <text:p>1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bbat vergangen: Maria M. u. Maria M. d. J. kaufen Spet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2" calcext:value-type="float">
            <text:p>28.02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2" calcext:value-type="float">
            <text:p>20.0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osses Erdbeben - Engel des Herrn <text:s/>aus dem Himmel, wälzt Stein weg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6" office:value-type="float" office:value="28.012" calcext:value-type="float">
            <text:p>28.01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1" calcext:value-type="float">
            <text:p>16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5" calcext:value-type="float">
            <text:p>20.015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ät am Sabbat, in der Dämmerung des ersten Wochentages: Maria M und die andere Maria besehen das G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6" office:value-type="float" office:value="24.012" calcext:value-type="float">
            <text:p>24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3" calcext:value-type="float">
            <text:p>20.01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 in der Frühe: sie kommen zur Gruft, bringen bereitete Spezerei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1" calcext:value-type="float">
            <text:p>28.011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12" calcext:value-type="float">
            <text:p>1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31" calcext:value-type="float">
            <text:p>24.0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2" calcext:value-type="float">
            <text:p>20.02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geht zu Petrus und zum geliebten Jünger und spricht: sie haben den Herrn aus der Gruft weggenommen - und wir wissen nicht, wo sie ihn hingelegt haben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13" calcext:value-type="float">
            <text:p>16.013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der Dämmerung: Maria Magdalena und die andere Maria kommen, um das Grab zu besehen -- Joh: als es noch finster wa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15" calcext:value-type="float">
            <text:p>28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2" calcext:value-type="float">
            <text:p>16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01" calcext:value-type="float">
            <text:p>20.010</text:p>
          </table:table-cell>
          <table:table-cell table:style-name="ce136" office:value-type="float" office:value="20.014" calcext:value-type="float">
            <text:p>20.014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üh am ersten Wochentag, als Sonne aufgegangen: sie kommen zur Gruf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" calcext:value-type="float">
            <text:p>24.2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21" calcext:value-type="float">
            <text:p>24.21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1" calcext:value-type="float">
            <text:p>16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1" calcext:value-type="float">
            <text:p>24.0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1" calcext:value-type="float">
            <text:p>20.3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Engel sagt: sagt Jüngern, dass Er auferstanden is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2" calcext:value-type="float">
            <text:p>16.022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24.022" calcext:value-type="float">
            <text:p>24.0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302" calcext:value-type="float">
            <text:p>20.302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Gehen eilends hinweg, mit Furcht und Freude, um es Seinen Jüngern zu verkünde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5" calcext:value-type="float">
            <text:p>28.05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6" calcext:value-type="float">
            <text:p>16.0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5" office:value-type="float" office:value="24.05" calcext:value-type="float">
            <text:p>24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5" calcext:value-type="float">
            <text:p>20.15</text:p>
          </table:table-cell>
          <table:table-cell table:style-name="ce136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ngel (Mk: Jüngling, Lk 2 zwei Männer) sagt: Ich weiss, dass ihr Jesus, den Gekreuzigten sucht (Mk, was sucht ihr den Lebendigen unter den Toten?) -- In Joh spricht der Herr selbst: Wen suchst du (Aber siehe uach joh-20-13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7" calcext:value-type="float">
            <text:p>28.07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5" office:value-type="float" office:value="16.07" calcext:value-type="float">
            <text:p>16.07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8" calcext:value-type="float">
            <text:p>20.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seinen Jüngern: Er ist aus den Toten auferstanden. Er geht vor euch her nach Galiläa. (Mk: dort werdet ihr ihn seh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75" calcext:value-type="float">
            <text:p>28.075</text:p>
          </table:table-cell>
          <table:table-cell table:number-columns-repeated="3"/>
          <table:table-cell table:style-name="ce121"/>
          <table:table-cell table:style-name="ce122"/>
          <table:table-cell table:style-name="ce125" office:value-type="float" office:value="16.08" calcext:value-type="float">
            <text:p>16.0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fürchteten sich und sagten niemandem etwas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36" office:value-type="float" office:value="28.011" calcext:value-type="float">
            <text:p>28.011</text:p>
          </table:table-cell>
          <table:table-cell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1" calcext:value-type="float">
            <text:p>16.091</text:p>
          </table:table-cell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23" office:value-type="float" office:value="20.12" calcext:value-type="float">
            <text:p>20.120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36" office:value-type="float" office:value="16.092" calcext:value-type="float">
            <text:p>16.092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4" calcext:value-type="float">
            <text:p>20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Er am ersten Wochtentag auferstanden war:Jesus erscheint zuerst Maria Magdalena -- Mt: Jesus kommt M.M und d.a.M. entgegen: Seid gegruesst - Sie umfassen seine Fue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1" calcext:value-type="float">
            <text:p>24.081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1" calcext:value-type="float">
            <text:p>20.1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091" calcext:value-type="float">
            <text:p>16.09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82" calcext:value-type="float">
            <text:p>24.08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11" calcext:value-type="float">
            <text:p>20.11</text:p>
          </table:table-cell>
          <table:table-cell table:style-name="ce136" office:value-type="float" office:value="20.112" calcext:value-type="float">
            <text:p>20.112</text:p>
          </table:table-cell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Maria M. steht bei der Gruft und wein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8" calcext:value-type="float">
            <text:p>28.08</text:p>
          </table:table-cell>
          <table:table-cell table:style-name="ce36"/>
          <table:table-cell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36"/>
          <table:table-cell table:style-name="ce125"/>
          <table:table-cell table:style-name="ce121"/>
          <table:table-cell table:style-name="ce122"/>
          <table:table-cell table:style-name="ce123" office:value-type="float" office:value="24.05" calcext:value-type="float">
            <text:p>24.0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laufen um es den Jüngern zu erzähl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81" calcext:value-type="float">
            <text:p>28.081</text:p>
          </table:table-cell>
          <table:table-cell table:style-name="ce132" table:number-columns-repeated="2"/>
          <table:table-cell table:style-name="ce125"/>
          <table:table-cell table:style-name="ce121"/>
          <table:table-cell table:style-name="ce122"/>
          <table:table-cell table:style-name="ce123" office:value-type="float" office:value="16.096" calcext:value-type="float">
            <text:p>16.0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4.31" calcext:value-type="float">
            <text:p>24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6" calcext:value-type="float">
            <text:p>20.1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ugen werden aufget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15" calcext:value-type="float">
            <text:p>2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1" calcext:value-type="float">
            <text:p>24.0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agdalena verkündigte es denen, die mit ihm gewesen waren, welche trauerten und wein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" calcext:value-type="float">
            <text:p>16.110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7" calcext:value-type="float">
            <text:p>24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17" calcext:value-type="float">
            <text:p>20.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agt: rühre mich nicht an, denn ich bin noch nicht aufgefahren zu meinem Va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1" calcext:value-type="float">
            <text:p>28.0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1" calcext:value-type="float">
            <text:p>16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trauernden und weinenden glaubten ers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9" calcext:value-type="float">
            <text:p>28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1" calcext:value-type="float">
            <text:p>16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umfassen Seine Füss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" calcext:value-type="float">
            <text:p>28.10</text:p>
          </table:table-cell>
          <table:table-cell table:style-name="ce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12" calcext:value-type="float">
            <text:p>16.1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24.018" calcext:value-type="float">
            <text:p>24.0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76" calcext:value-type="float">
            <text:p>20.17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Fürchtet euch nicht, verkündet meine Brüdern, nach Galiläa zu gehen, dort werden sie mich 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1" calcext:value-type="float">
            <text:p>28.11</text:p>
          </table:table-cell>
          <table:table-cell table:style-name="ce36" office:value-type="float" office:value="28.111" calcext:value-type="float">
            <text:p>28.1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113" calcext:value-type="float">
            <text:p>16.1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01" calcext:value-type="float">
            <text:p>24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2" calcext:value-type="float">
            <text:p>20.1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ria M u. d. a. M gehen hin - Wache verkündigt es den Hohenpriester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2" calcext:value-type="float">
            <text:p>28.0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2" calcext:value-type="float">
            <text:p>16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5" calcext:value-type="float">
            <text:p>2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zweien in einer anderen Gesta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3" calcext:value-type="float">
            <text:p>28.0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1" calcext:value-type="float">
            <text:p>16.12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9" calcext:value-type="float">
            <text:p>24.09</text:p>
          </table:table-cell>
          <table:table-cell table:style-name="ce136" office:value-type="float" office:value="24.092" calcext:value-type="float">
            <text:p>24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20.111" calcext:value-type="float">
            <text:p>20.1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en kehren von Gruft zurück und verkündigen es den Elfen und den übri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2" calcext:value-type="float">
            <text:p>16.12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2" calcext:value-type="float">
            <text:p>24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20.03" calcext:value-type="float">
            <text:p>20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etrus (und der andere Jünger) geht zur (leeren) Gruft, finden sie leer. Der geliebte Jünger glaubt. Beide gehen hei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23" calcext:value-type="float">
            <text:p>16.12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wei von ihnen gehen in ein Dorf: Emm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4" calcext:value-type="float">
            <text:p>28.0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3" calcext:value-type="float">
            <text:p>16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 zwei verkündigen den übrigen, aber auch sie glauben nicht -- Lk: Mehr als 2 Personen werden erwähnt: Maria M, Johanna, Maria, des Jakobus Mutter und noch meh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095" calcext:value-type="float">
            <text:p>28.0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4" calcext:value-type="float">
            <text:p>16.14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14" calcext:value-type="float">
            <text:p>20.1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offenbart sich den elfen, scheltet sie, weil sie denen, die ihn gesehen hatten, nicht geglaubt ha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9" calcext:value-type="float">
            <text:p>2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5" calcext:value-type="float">
            <text:p>16.15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0.99" calcext:value-type="float">
            <text:p>20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edigt das Evangelium der Schöpf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16" calcext:value-type="float">
            <text:p>2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6.151" calcext:value-type="float">
            <text:p>16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21.01" calcext:value-type="float">
            <text:p>21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Elf gingen zum Berg in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112" calcext:value-type="float">
            <text:p>27.11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8.331" calcext:value-type="float">
            <text:p>18.3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05" calcext:value-type="float">
            <text:p>23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381" calcext:value-type="float">
            <text:p>18.3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 wiegelt das Volk auf, indem er durch ganz Judäa hin lehrt, anfangend von Galiläa bis hierh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" calcext:value-type="float">
            <text:p>97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5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5" office:value-type="float" office:value="4.04" calcext:value-type="float">
            <text:p>4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m Weg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f der Reise nach Jerusalem: mitten durch Samaria und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: Wann kommt das Reich Gotte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ommt in ein Dorf: Die Heilung der zehn Aussätz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85" calcext:value-type="float">
            <text:p>13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string" calcext:value-type="string">
            <text:p>4,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03" calcext:value-type="float">
            <text:p>8.1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number-columns-repeated="2"/>
          <table:table-cell table:style-name="ce174" office:value-type="string" calcext:value-type="string">
            <text:p>Fasst ihr dieses Gleichnis nicht … wie werdet ihr all die Gleichnisse verstehen?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/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/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/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mon: Gehe </text:p>
          </table:table-cell>
          <table:table-cell table:style-name="ce174"/>
          <table:table-cell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770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803"/>
      </table:named-expressions>
      <table:database-ranges>
        <table:database-range table:name="SortierRange" table:target-range-address="Parallelstellen.C2:Parallelstellen.AM803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803" table:contains-header="false">
          <table:sort>
            <table:sort-by table:field-number="6" table:data-type="automatic"/>
            <table:sort-by table:field-number="7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number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number:min-decimal-places="0" number:min-integer-digits="1" number:grouping="true"/>
    </number:number-style>
    <number:number-style style:name="N128">
      <number:text>Fr.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number:min-decimal-places="2" number:min-integer-digits="1" number:grouping="true"/>
    </number:number-style>
    <number:number-style style:name="N131">
      <number:text>Fr. 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Fr.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7" number:title="User-defined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14:30:02.232831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16T20:35:45.283000000</meta:creation-date>
    <dc:date>2025-03-08T15:42:18.038143362</dc:date>
    <meta:editing-duration>P7DT19H7M43S</meta:editing-duration>
    <meta:editing-cycles>832</meta:editing-cycles>
    <meta:generator>LibreOffice/7.0.4.2$Linux_X86_64 LibreOffice_project/00$Build-2</meta:generator>
    <meta:document-statistic meta:table-count="1" meta:cell-count="4967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